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27.47mm" svg:height="152.2mm" svg:x="13028.97mm" svg:y="30.01mm">
            <loext:p draw:notify-on-update-of-ranges="merge_obj.A3:merge_obj.Y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4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4"/>
        </table:table-row>
        <table:table-row table:style-name="ro1">
          <table:table-cell office:value-type="float" office:value="218933000" calcext:value-type="float">
            <text:p>218933000</text:p>
          </table:table-cell>
          <table:table-cell office:value-type="float" office:value="218614000" calcext:value-type="float">
            <text:p>218614000</text:p>
          </table:table-cell>
          <table:table-cell office:value-type="float" office:value="217137000" calcext:value-type="float">
            <text:p>217137000</text:p>
          </table:table-cell>
          <table:table-cell office:value-type="float" office:value="219237000" calcext:value-type="float">
            <text:p>219237000</text:p>
          </table:table-cell>
          <table:table-cell office:value-type="float" office:value="218678000" calcext:value-type="float">
            <text:p>218678000</text:p>
          </table:table-cell>
          <table:table-cell office:value-type="float" office:value="218192000" calcext:value-type="float">
            <text:p>218192000</text:p>
          </table:table-cell>
          <table:table-cell office:value-type="float" office:value="216718000" calcext:value-type="float">
            <text:p>216718000</text:p>
          </table:table-cell>
          <table:table-cell office:value-type="float" office:value="218131000" calcext:value-type="float">
            <text:p>218131000</text:p>
          </table:table-cell>
          <table:table-cell office:value-type="float" office:value="219387000" calcext:value-type="float">
            <text:p>219387000</text:p>
          </table:table-cell>
          <table:table-cell office:value-type="float" office:value="216012000" calcext:value-type="float">
            <text:p>216012000</text:p>
          </table:table-cell>
          <table:table-cell office:value-type="float" office:value="217289000" calcext:value-type="float">
            <text:p>217289000</text:p>
          </table:table-cell>
          <table:table-cell office:value-type="float" office:value="218883000" calcext:value-type="float">
            <text:p>218883000</text:p>
          </table:table-cell>
          <table:table-cell office:value-type="float" office:value="218863000" calcext:value-type="float">
            <text:p>218863000</text:p>
          </table:table-cell>
          <table:table-cell office:value-type="float" office:value="217816000" calcext:value-type="float">
            <text:p>217816000</text:p>
          </table:table-cell>
          <table:table-cell office:value-type="float" office:value="218014000" calcext:value-type="float">
            <text:p>218014000</text:p>
          </table:table-cell>
          <table:table-cell office:value-type="float" office:value="218924000" calcext:value-type="float">
            <text:p>218924000</text:p>
          </table:table-cell>
          <table:table-cell office:value-type="float" office:value="219667000" calcext:value-type="float">
            <text:p>219667000</text:p>
          </table:table-cell>
          <table:table-cell office:value-type="float" office:value="217599000" calcext:value-type="float">
            <text:p>217599000</text:p>
          </table:table-cell>
          <table:table-cell office:value-type="float" office:value="217492000" calcext:value-type="float">
            <text:p>217492000</text:p>
          </table:table-cell>
          <table:table-cell office:value-type="float" office:value="219605000" calcext:value-type="float">
            <text:p>219605000</text:p>
          </table:table-cell>
          <table:table-cell office:value-type="float" office:value="221302000" calcext:value-type="float">
            <text:p>221302000</text:p>
          </table:table-cell>
          <table:table-cell office:value-type="float" office:value="221474000" calcext:value-type="float">
            <text:p>221474000</text:p>
          </table:table-cell>
          <table:table-cell office:value-type="float" office:value="222079000" calcext:value-type="float">
            <text:p>222079000</text:p>
          </table:table-cell>
          <table:table-cell office:value-type="float" office:value="221552000" calcext:value-type="float">
            <text:p>221552000</text:p>
          </table:table-cell>
          <table:table-cell office:value-type="float" office:value="221948000" calcext:value-type="float">
            <text:p>221948000</text:p>
          </table:table-cell>
          <table:table-cell office:value-type="float" office:value="221586000" calcext:value-type="float">
            <text:p>221586000</text:p>
          </table:table-cell>
          <table:table-cell office:value-type="float" office:value="221571000" calcext:value-type="float">
            <text:p>221571000</text:p>
          </table:table-cell>
          <table:table-cell office:value-type="float" office:value="222127000" calcext:value-type="float">
            <text:p>222127000</text:p>
          </table:table-cell>
          <table:table-cell office:value-type="float" office:value="221560000" calcext:value-type="float">
            <text:p>221560000</text:p>
          </table:table-cell>
          <table:table-cell office:value-type="float" office:value="222152000" calcext:value-type="float">
            <text:p>222152000</text:p>
          </table:table-cell>
          <table:table-cell office:value-type="float" office:value="222062000" calcext:value-type="float">
            <text:p>222062000</text:p>
          </table:table-cell>
          <table:table-cell office:value-type="float" office:value="221329000" calcext:value-type="float">
            <text:p>221329000</text:p>
          </table:table-cell>
          <table:table-cell office:value-type="float" office:value="221752000" calcext:value-type="float">
            <text:p>221752000</text:p>
          </table:table-cell>
          <table:table-cell office:value-type="float" office:value="221892000" calcext:value-type="float">
            <text:p>221892000</text:p>
          </table:table-cell>
          <table:table-cell office:value-type="float" office:value="222250000" calcext:value-type="float">
            <text:p>222250000</text:p>
          </table:table-cell>
          <table:table-cell office:value-type="float" office:value="222075000" calcext:value-type="float">
            <text:p>222075000</text:p>
          </table:table-cell>
          <table:table-cell office:value-type="float" office:value="222132000" calcext:value-type="float">
            <text:p>222132000</text:p>
          </table:table-cell>
          <table:table-cell office:value-type="float" office:value="221991000" calcext:value-type="float">
            <text:p>221991000</text:p>
          </table:table-cell>
          <table:table-cell office:value-type="float" office:value="222156000" calcext:value-type="float">
            <text:p>222156000</text:p>
          </table:table-cell>
          <table:table-cell office:value-type="float" office:value="222365000" calcext:value-type="float">
            <text:p>222365000</text:p>
          </table:table-cell>
          <table:table-cell office:value-type="float" office:value="221735000" calcext:value-type="float">
            <text:p>221735000</text:p>
          </table:table-cell>
          <table:table-cell office:value-type="float" office:value="221750000" calcext:value-type="float">
            <text:p>221750000</text:p>
          </table:table-cell>
          <table:table-cell office:value-type="float" office:value="221743000" calcext:value-type="float">
            <text:p>221743000</text:p>
          </table:table-cell>
          <table:table-cell office:value-type="float" office:value="221400000" calcext:value-type="float">
            <text:p>221400000</text:p>
          </table:table-cell>
          <table:table-cell office:value-type="float" office:value="221695000" calcext:value-type="float">
            <text:p>221695000</text:p>
          </table:table-cell>
          <table:table-cell office:value-type="float" office:value="221611000" calcext:value-type="float">
            <text:p>221611000</text:p>
          </table:table-cell>
          <table:table-cell office:value-type="float" office:value="221525000" calcext:value-type="float">
            <text:p>221525000</text:p>
          </table:table-cell>
          <table:table-cell office:value-type="float" office:value="221811000" calcext:value-type="float">
            <text:p>221811000</text:p>
          </table:table-cell>
          <table:table-cell office:value-type="float" office:value="221940000" calcext:value-type="float">
            <text:p>221940000</text:p>
          </table:table-cell>
          <table:table-cell office:value-type="float" office:value="221476000" calcext:value-type="float">
            <text:p>221476000</text:p>
          </table:table-cell>
          <table:table-cell office:value-type="float" office:value="230810000" calcext:value-type="float">
            <text:p>230810000</text:p>
          </table:table-cell>
          <table:table-cell office:value-type="float" office:value="230728000" calcext:value-type="float">
            <text:p>230728000</text:p>
          </table:table-cell>
          <table:table-cell office:value-type="float" office:value="230601000" calcext:value-type="float">
            <text:p>230601000</text:p>
          </table:table-cell>
          <table:table-cell office:value-type="float" office:value="230592000" calcext:value-type="float">
            <text:p>230592000</text:p>
          </table:table-cell>
          <table:table-cell office:value-type="float" office:value="230617000" calcext:value-type="float">
            <text:p>230617000</text:p>
          </table:table-cell>
          <table:table-cell office:value-type="float" office:value="230776000" calcext:value-type="float">
            <text:p>230776000</text:p>
          </table:table-cell>
          <table:table-cell office:value-type="float" office:value="230749000" calcext:value-type="float">
            <text:p>230749000</text:p>
          </table:table-cell>
          <table:table-cell office:value-type="float" office:value="230761000" calcext:value-type="float">
            <text:p>230761000</text:p>
          </table:table-cell>
          <table:table-cell office:value-type="float" office:value="230874000" calcext:value-type="float">
            <text:p>230874000</text:p>
          </table:table-cell>
          <table:table-cell office:value-type="float" office:value="230691000" calcext:value-type="float">
            <text:p>230691000</text:p>
          </table:table-cell>
          <table:table-cell office:value-type="float" office:value="230738000" calcext:value-type="float">
            <text:p>230738000</text:p>
          </table:table-cell>
          <table:table-cell office:value-type="float" office:value="230817000" calcext:value-type="float">
            <text:p>230817000</text:p>
          </table:table-cell>
          <table:table-cell office:value-type="float" office:value="230959000" calcext:value-type="float">
            <text:p>230959000</text:p>
          </table:table-cell>
          <table:table-cell office:value-type="float" office:value="231006000" calcext:value-type="float">
            <text:p>231006000</text:p>
          </table:table-cell>
          <table:table-cell office:value-type="float" office:value="230756000" calcext:value-type="float">
            <text:p>230756000</text:p>
          </table:table-cell>
          <table:table-cell office:value-type="float" office:value="230530000" calcext:value-type="float">
            <text:p>230530000</text:p>
          </table:table-cell>
          <table:table-cell office:value-type="float" office:value="230662000" calcext:value-type="float">
            <text:p>230662000</text:p>
          </table:table-cell>
          <table:table-cell office:value-type="float" office:value="230942000" calcext:value-type="float">
            <text:p>230942000</text:p>
          </table:table-cell>
          <table:table-cell office:value-type="float" office:value="230685000" calcext:value-type="float">
            <text:p>230685000</text:p>
          </table:table-cell>
          <table:table-cell office:value-type="float" office:value="230488000" calcext:value-type="float">
            <text:p>230488000</text:p>
          </table:table-cell>
          <table:table-cell office:value-type="float" office:value="230686000" calcext:value-type="float">
            <text:p>230686000</text:p>
          </table:table-cell>
          <table:table-cell office:value-type="float" office:value="230609000" calcext:value-type="float">
            <text:p>230609000</text:p>
          </table:table-cell>
          <table:table-cell office:value-type="float" office:value="230546000" calcext:value-type="float">
            <text:p>230546000</text:p>
          </table:table-cell>
          <table:table-cell office:value-type="float" office:value="230744000" calcext:value-type="float">
            <text:p>230744000</text:p>
          </table:table-cell>
          <table:table-cell office:value-type="float" office:value="230953000" calcext:value-type="float">
            <text:p>230953000</text:p>
          </table:table-cell>
          <table:table-cell office:value-type="float" office:value="230727000" calcext:value-type="float">
            <text:p>230727000</text:p>
          </table:table-cell>
          <table:table-cell office:value-type="float" office:value="230781000" calcext:value-type="float">
            <text:p>230781000</text:p>
          </table:table-cell>
          <table:table-cell office:value-type="float" office:value="230904000" calcext:value-type="float">
            <text:p>230904000</text:p>
          </table:table-cell>
          <table:table-cell office:value-type="float" office:value="230557000" calcext:value-type="float">
            <text:p>230557000</text:p>
          </table:table-cell>
          <table:table-cell office:value-type="float" office:value="230804000" calcext:value-type="float">
            <text:p>230804000</text:p>
          </table:table-cell>
          <table:table-cell office:value-type="float" office:value="230833000" calcext:value-type="float">
            <text:p>230833000</text:p>
          </table:table-cell>
          <table:table-cell office:value-type="float" office:value="230815000" calcext:value-type="float">
            <text:p>230815000</text:p>
          </table:table-cell>
          <table:table-cell office:value-type="float" office:value="230685000" calcext:value-type="float">
            <text:p>230685000</text:p>
          </table:table-cell>
          <table:table-cell office:value-type="float" office:value="230600000" calcext:value-type="float">
            <text:p>230600000</text:p>
          </table:table-cell>
          <table:table-cell office:value-type="float" office:value="230479000" calcext:value-type="float">
            <text:p>230479000</text:p>
          </table:table-cell>
          <table:table-cell office:value-type="float" office:value="230633000" calcext:value-type="float">
            <text:p>230633000</text:p>
          </table:table-cell>
          <table:table-cell office:value-type="float" office:value="230876000" calcext:value-type="float">
            <text:p>230876000</text:p>
          </table:table-cell>
          <table:table-cell office:value-type="float" office:value="230697000" calcext:value-type="float">
            <text:p>230697000</text:p>
          </table:table-cell>
          <table:table-cell office:value-type="float" office:value="230665000" calcext:value-type="float">
            <text:p>230665000</text:p>
          </table:table-cell>
          <table:table-cell office:value-type="float" office:value="230743000" calcext:value-type="float">
            <text:p>230743000</text:p>
          </table:table-cell>
          <table:table-cell table:number-columns-repeated="50" office:value-type="float" office:value="231007000" calcext:value-type="float">
            <text:p>231007000</text:p>
          </table:table-cell>
          <table:table-cell office:value-type="float" office:value="232180000" calcext:value-type="float">
            <text:p>232180000</text:p>
          </table:table-cell>
          <table:table-cell office:value-type="float" office:value="231925000" calcext:value-type="float">
            <text:p>231925000</text:p>
          </table:table-cell>
          <table:table-cell office:value-type="float" office:value="231705000" calcext:value-type="float">
            <text:p>231705000</text:p>
          </table:table-cell>
          <table:table-cell office:value-type="float" office:value="232125000" calcext:value-type="float">
            <text:p>232125000</text:p>
          </table:table-cell>
          <table:table-cell office:value-type="float" office:value="232046000" calcext:value-type="float">
            <text:p>232046000</text:p>
          </table:table-cell>
          <table:table-cell office:value-type="float" office:value="231985000" calcext:value-type="float">
            <text:p>231985000</text:p>
          </table:table-cell>
          <table:table-cell office:value-type="float" office:value="231917000" calcext:value-type="float">
            <text:p>231917000</text:p>
          </table:table-cell>
          <table:table-cell office:value-type="float" office:value="232006000" calcext:value-type="float">
            <text:p>232006000</text:p>
          </table:table-cell>
          <table:table-cell office:value-type="float" office:value="232117000" calcext:value-type="float">
            <text:p>232117000</text:p>
          </table:table-cell>
          <table:table-cell office:value-type="float" office:value="232024000" calcext:value-type="float">
            <text:p>232024000</text:p>
          </table:table-cell>
          <table:table-cell office:value-type="float" office:value="231973000" calcext:value-type="float">
            <text:p>231973000</text:p>
          </table:table-cell>
          <table:table-cell office:value-type="float" office:value="231956000" calcext:value-type="float">
            <text:p>231956000</text:p>
          </table:table-cell>
          <table:table-cell office:value-type="float" office:value="231923000" calcext:value-type="float">
            <text:p>231923000</text:p>
          </table:table-cell>
          <table:table-cell office:value-type="float" office:value="231957000" calcext:value-type="float">
            <text:p>231957000</text:p>
          </table:table-cell>
          <table:table-cell office:value-type="float" office:value="231863000" calcext:value-type="float">
            <text:p>231863000</text:p>
          </table:table-cell>
          <table:table-cell office:value-type="float" office:value="231778000" calcext:value-type="float">
            <text:p>231778000</text:p>
          </table:table-cell>
          <table:table-cell office:value-type="float" office:value="232008000" calcext:value-type="float">
            <text:p>232008000</text:p>
          </table:table-cell>
          <table:table-cell office:value-type="float" office:value="231853000" calcext:value-type="float">
            <text:p>231853000</text:p>
          </table:table-cell>
          <table:table-cell office:value-type="float" office:value="231826000" calcext:value-type="float">
            <text:p>231826000</text:p>
          </table:table-cell>
          <table:table-cell office:value-type="float" office:value="232135000" calcext:value-type="float">
            <text:p>232135000</text:p>
          </table:table-cell>
          <table:table-cell office:value-type="float" office:value="232156000" calcext:value-type="float">
            <text:p>232156000</text:p>
          </table:table-cell>
          <table:table-cell office:value-type="float" office:value="231901000" calcext:value-type="float">
            <text:p>231901000</text:p>
          </table:table-cell>
          <table:table-cell office:value-type="float" office:value="232112000" calcext:value-type="float">
            <text:p>232112000</text:p>
          </table:table-cell>
          <table:table-cell office:value-type="float" office:value="232029000" calcext:value-type="float">
            <text:p>232029000</text:p>
          </table:table-cell>
          <table:table-cell office:value-type="float" office:value="231980000" calcext:value-type="float">
            <text:p>231980000</text:p>
          </table:table-cell>
          <table:table-cell office:value-type="float" office:value="231875000" calcext:value-type="float">
            <text:p>231875000</text:p>
          </table:table-cell>
          <table:table-cell office:value-type="float" office:value="232262000" calcext:value-type="float">
            <text:p>232262000</text:p>
          </table:table-cell>
          <table:table-cell office:value-type="float" office:value="232129000" calcext:value-type="float">
            <text:p>232129000</text:p>
          </table:table-cell>
          <table:table-cell office:value-type="float" office:value="232036000" calcext:value-type="float">
            <text:p>232036000</text:p>
          </table:table-cell>
          <table:table-cell office:value-type="float" office:value="231873000" calcext:value-type="float">
            <text:p>231873000</text:p>
          </table:table-cell>
          <table:table-cell office:value-type="float" office:value="232078000" calcext:value-type="float">
            <text:p>232078000</text:p>
          </table:table-cell>
          <table:table-cell office:value-type="float" office:value="232004000" calcext:value-type="float">
            <text:p>232004000</text:p>
          </table:table-cell>
          <table:table-cell office:value-type="float" office:value="232157000" calcext:value-type="float">
            <text:p>232157000</text:p>
          </table:table-cell>
          <table:table-cell office:value-type="float" office:value="231934000" calcext:value-type="float">
            <text:p>231934000</text:p>
          </table:table-cell>
          <table:table-cell office:value-type="float" office:value="232130000" calcext:value-type="float">
            <text:p>232130000</text:p>
          </table:table-cell>
          <table:table-cell office:value-type="float" office:value="231967000" calcext:value-type="float">
            <text:p>231967000</text:p>
          </table:table-cell>
          <table:table-cell office:value-type="float" office:value="232207000" calcext:value-type="float">
            <text:p>232207000</text:p>
          </table:table-cell>
          <table:table-cell office:value-type="float" office:value="231931000" calcext:value-type="float">
            <text:p>231931000</text:p>
          </table:table-cell>
          <table:table-cell office:value-type="float" office:value="231944000" calcext:value-type="float">
            <text:p>231944000</text:p>
          </table:table-cell>
          <table:table-cell office:value-type="float" office:value="231959000" calcext:value-type="float">
            <text:p>231959000</text:p>
          </table:table-cell>
          <table:table-cell office:value-type="float" office:value="232069000" calcext:value-type="float">
            <text:p>232069000</text:p>
          </table:table-cell>
          <table:table-cell office:value-type="float" office:value="232030000" calcext:value-type="float">
            <text:p>232030000</text:p>
          </table:table-cell>
          <table:table-cell office:value-type="float" office:value="231953000" calcext:value-type="float">
            <text:p>231953000</text:p>
          </table:table-cell>
          <table:table-cell office:value-type="float" office:value="231940000" calcext:value-type="float">
            <text:p>231940000</text:p>
          </table:table-cell>
          <table:table-cell office:value-type="float" office:value="232073000" calcext:value-type="float">
            <text:p>232073000</text:p>
          </table:table-cell>
          <table:table-cell office:value-type="float" office:value="232158000" calcext:value-type="float">
            <text:p>232158000</text:p>
          </table:table-cell>
          <table:table-cell office:value-type="float" office:value="232143000" calcext:value-type="float">
            <text:p>232143000</text:p>
          </table:table-cell>
          <table:table-cell office:value-type="float" office:value="232049000" calcext:value-type="float">
            <text:p>232049000</text:p>
          </table:table-cell>
          <table:table-cell office:value-type="float" office:value="231971000" calcext:value-type="float">
            <text:p>231971000</text:p>
          </table:table-cell>
          <table:table-cell office:value-type="float" office:value="232010000" calcext:value-type="float">
            <text:p>232010000</text:p>
          </table:table-cell>
          <table:table-cell office:value-type="float" office:value="231856000" calcext:value-type="float">
            <text:p>231856000</text:p>
          </table:table-cell>
          <table:table-cell office:value-type="float" office:value="231944000" calcext:value-type="float">
            <text:p>231944000</text:p>
          </table:table-cell>
          <table:table-cell office:value-type="float" office:value="231981000" calcext:value-type="float">
            <text:p>231981000</text:p>
          </table:table-cell>
          <table:table-cell office:value-type="float" office:value="232117000" calcext:value-type="float">
            <text:p>232117000</text:p>
          </table:table-cell>
          <table:table-cell office:value-type="float" office:value="231875000" calcext:value-type="float">
            <text:p>231875000</text:p>
          </table:table-cell>
          <table:table-cell office:value-type="float" office:value="232160000" calcext:value-type="float">
            <text:p>232160000</text:p>
          </table:table-cell>
          <table:table-cell office:value-type="float" office:value="231921000" calcext:value-type="float">
            <text:p>231921000</text:p>
          </table:table-cell>
          <table:table-cell office:value-type="float" office:value="231805000" calcext:value-type="float">
            <text:p>231805000</text:p>
          </table:table-cell>
          <table:table-cell office:value-type="float" office:value="232041000" calcext:value-type="float">
            <text:p>232041000</text:p>
          </table:table-cell>
          <table:table-cell office:value-type="float" office:value="232047000" calcext:value-type="float">
            <text:p>232047000</text:p>
          </table:table-cell>
          <table:table-cell table:number-columns-repeated="70" office:value-type="float" office:value="232339000" calcext:value-type="float">
            <text:p>232339000</text:p>
          </table:table-cell>
          <table:table-cell office:value-type="float" office:value="232588000" calcext:value-type="float">
            <text:p>232588000</text:p>
          </table:table-cell>
          <table:table-cell office:value-type="float" office:value="232607000" calcext:value-type="float">
            <text:p>232607000</text:p>
          </table:table-cell>
          <table:table-cell office:value-type="float" office:value="232706000" calcext:value-type="float">
            <text:p>232706000</text:p>
          </table:table-cell>
          <table:table-cell office:value-type="float" office:value="232641000" calcext:value-type="float">
            <text:p>232641000</text:p>
          </table:table-cell>
          <table:table-cell office:value-type="float" office:value="232614000" calcext:value-type="float">
            <text:p>232614000</text:p>
          </table:table-cell>
          <table:table-cell office:value-type="float" office:value="232689000" calcext:value-type="float">
            <text:p>232689000</text:p>
          </table:table-cell>
          <table:table-cell office:value-type="float" office:value="232610000" calcext:value-type="float">
            <text:p>232610000</text:p>
          </table:table-cell>
          <table:table-cell office:value-type="float" office:value="232655000" calcext:value-type="float">
            <text:p>232655000</text:p>
          </table:table-cell>
          <table:table-cell office:value-type="float" office:value="232615000" calcext:value-type="float">
            <text:p>232615000</text:p>
          </table:table-cell>
          <table:table-cell office:value-type="float" office:value="232722000" calcext:value-type="float">
            <text:p>232722000</text:p>
          </table:table-cell>
          <table:table-cell office:value-type="float" office:value="232605000" calcext:value-type="float">
            <text:p>232605000</text:p>
          </table:table-cell>
          <table:table-cell office:value-type="float" office:value="232642000" calcext:value-type="float">
            <text:p>232642000</text:p>
          </table:table-cell>
          <table:table-cell office:value-type="float" office:value="232656000" calcext:value-type="float">
            <text:p>232656000</text:p>
          </table:table-cell>
          <table:table-cell office:value-type="float" office:value="232606000" calcext:value-type="float">
            <text:p>232606000</text:p>
          </table:table-cell>
          <table:table-cell office:value-type="float" office:value="232640000" calcext:value-type="float">
            <text:p>232640000</text:p>
          </table:table-cell>
          <table:table-cell office:value-type="float" office:value="232691000" calcext:value-type="float">
            <text:p>232691000</text:p>
          </table:table-cell>
          <table:table-cell office:value-type="float" office:value="232578000" calcext:value-type="float">
            <text:p>232578000</text:p>
          </table:table-cell>
          <table:table-cell office:value-type="float" office:value="232615000" calcext:value-type="float">
            <text:p>232615000</text:p>
          </table:table-cell>
          <table:table-cell office:value-type="float" office:value="232663000" calcext:value-type="float">
            <text:p>232663000</text:p>
          </table:table-cell>
          <table:table-cell office:value-type="float" office:value="232535000" calcext:value-type="float">
            <text:p>232535000</text:p>
          </table:table-cell>
          <table:table-cell office:value-type="float" office:value="232680000" calcext:value-type="float">
            <text:p>232680000</text:p>
          </table:table-cell>
          <table:table-cell office:value-type="float" office:value="232676000" calcext:value-type="float">
            <text:p>232676000</text:p>
          </table:table-cell>
          <table:table-cell office:value-type="float" office:value="232667000" calcext:value-type="float">
            <text:p>232667000</text:p>
          </table:table-cell>
          <table:table-cell office:value-type="float" office:value="232625000" calcext:value-type="float">
            <text:p>232625000</text:p>
          </table:table-cell>
          <table:table-cell office:value-type="float" office:value="232709000" calcext:value-type="float">
            <text:p>232709000</text:p>
          </table:table-cell>
          <table:table-cell office:value-type="float" office:value="232652000" calcext:value-type="float">
            <text:p>232652000</text:p>
          </table:table-cell>
          <table:table-cell office:value-type="float" office:value="232677000" calcext:value-type="float">
            <text:p>232677000</text:p>
          </table:table-cell>
          <table:table-cell office:value-type="float" office:value="232594000" calcext:value-type="float">
            <text:p>232594000</text:p>
          </table:table-cell>
          <table:table-cell office:value-type="float" office:value="232553000" calcext:value-type="float">
            <text:p>232553000</text:p>
          </table:table-cell>
          <table:table-cell office:value-type="float" office:value="232705000" calcext:value-type="float">
            <text:p>232705000</text:p>
          </table:table-cell>
          <table:table-cell office:value-type="float" office:value="232642000" calcext:value-type="float">
            <text:p>232642000</text:p>
          </table:table-cell>
          <table:table-cell office:value-type="float" office:value="232656000" calcext:value-type="float">
            <text:p>232656000</text:p>
          </table:table-cell>
          <table:table-cell office:value-type="float" office:value="232570000" calcext:value-type="float">
            <text:p>232570000</text:p>
          </table:table-cell>
          <table:table-cell office:value-type="float" office:value="232641000" calcext:value-type="float">
            <text:p>232641000</text:p>
          </table:table-cell>
          <table:table-cell office:value-type="float" office:value="232628000" calcext:value-type="float">
            <text:p>232628000</text:p>
          </table:table-cell>
          <table:table-cell office:value-type="float" office:value="232650000" calcext:value-type="float">
            <text:p>232650000</text:p>
          </table:table-cell>
          <table:table-cell office:value-type="float" office:value="232624000" calcext:value-type="float">
            <text:p>232624000</text:p>
          </table:table-cell>
          <table:table-cell office:value-type="float" office:value="232611000" calcext:value-type="float">
            <text:p>232611000</text:p>
          </table:table-cell>
          <table:table-cell office:value-type="float" office:value="232680000" calcext:value-type="float">
            <text:p>232680000</text:p>
          </table:table-cell>
          <table:table-cell office:value-type="float" office:value="232669000" calcext:value-type="float">
            <text:p>232669000</text:p>
          </table:table-cell>
          <table:table-cell office:value-type="float" office:value="232727000" calcext:value-type="float">
            <text:p>232727000</text:p>
          </table:table-cell>
          <table:table-cell office:value-type="float" office:value="232650000" calcext:value-type="float">
            <text:p>232650000</text:p>
          </table:table-cell>
          <table:table-cell office:value-type="float" office:value="232626000" calcext:value-type="float">
            <text:p>232626000</text:p>
          </table:table-cell>
          <table:table-cell office:value-type="float" office:value="232595000" calcext:value-type="float">
            <text:p>232595000</text:p>
          </table:table-cell>
          <table:table-cell office:value-type="float" office:value="232586000" calcext:value-type="float">
            <text:p>232586000</text:p>
          </table:table-cell>
          <table:table-cell office:value-type="float" office:value="232560000" calcext:value-type="float">
            <text:p>232560000</text:p>
          </table:table-cell>
          <table:table-cell office:value-type="float" office:value="232631000" calcext:value-type="float">
            <text:p>232631000</text:p>
          </table:table-cell>
          <table:table-cell office:value-type="float" office:value="232647000" calcext:value-type="float">
            <text:p>232647000</text:p>
          </table:table-cell>
          <table:table-cell office:value-type="float" office:value="232755000" calcext:value-type="float">
            <text:p>232755000</text:p>
          </table:table-cell>
          <table:table-cell office:value-type="float" office:value="232708000" calcext:value-type="float">
            <text:p>232708000</text:p>
          </table:table-cell>
          <table:table-cell office:value-type="float" office:value="232657000" calcext:value-type="float">
            <text:p>232657000</text:p>
          </table:table-cell>
          <table:table-cell office:value-type="float" office:value="232598000" calcext:value-type="float">
            <text:p>232598000</text:p>
          </table:table-cell>
          <table:table-cell office:value-type="float" office:value="232624000" calcext:value-type="float">
            <text:p>232624000</text:p>
          </table:table-cell>
          <table:table-cell office:value-type="float" office:value="232625000" calcext:value-type="float">
            <text:p>232625000</text:p>
          </table:table-cell>
          <table:table-cell office:value-type="float" office:value="232609000" calcext:value-type="float">
            <text:p>232609000</text:p>
          </table:table-cell>
          <table:table-cell office:value-type="float" office:value="232648000" calcext:value-type="float">
            <text:p>232648000</text:p>
          </table:table-cell>
          <table:table-cell office:value-type="float" office:value="232562000" calcext:value-type="float">
            <text:p>232562000</text:p>
          </table:table-cell>
          <table:table-cell office:value-type="float" office:value="232603000" calcext:value-type="float">
            <text:p>232603000</text:p>
          </table:table-cell>
          <table:table-cell office:value-type="float" office:value="232593000" calcext:value-type="float">
            <text:p>232593000</text:p>
          </table:table-cell>
          <table:table-cell office:value-type="float" office:value="232616000" calcext:value-type="float">
            <text:p>232616000</text:p>
          </table:table-cell>
          <table:table-cell office:value-type="float" office:value="232644000" calcext:value-type="float">
            <text:p>232644000</text:p>
          </table:table-cell>
          <table:table-cell office:value-type="float" office:value="232556000" calcext:value-type="float">
            <text:p>232556000</text:p>
          </table:table-cell>
          <table:table-cell office:value-type="float" office:value="232621000" calcext:value-type="float">
            <text:p>232621000</text:p>
          </table:table-cell>
          <table:table-cell office:value-type="float" office:value="232682000" calcext:value-type="float">
            <text:p>232682000</text:p>
          </table:table-cell>
          <table:table-cell office:value-type="float" office:value="232707000" calcext:value-type="float">
            <text:p>232707000</text:p>
          </table:table-cell>
          <table:table-cell office:value-type="float" office:value="232626000" calcext:value-type="float">
            <text:p>232626000</text:p>
          </table:table-cell>
          <table:table-cell office:value-type="float" office:value="232603000" calcext:value-type="float">
            <text:p>232603000</text:p>
          </table:table-cell>
          <table:table-cell office:value-type="float" office:value="232602000" calcext:value-type="float">
            <text:p>232602000</text:p>
          </table:table-cell>
          <table:table-cell office:value-type="float" office:value="232658000" calcext:value-type="float">
            <text:p>232658000</text:p>
          </table:table-cell>
          <table:table-cell office:value-type="float" office:value="232704000" calcext:value-type="float">
            <text:p>232704000</text:p>
          </table:table-cell>
          <table:table-cell office:value-type="float" office:value="232647000" calcext:value-type="float">
            <text:p>232647000</text:p>
          </table:table-cell>
          <table:table-cell office:value-type="float" office:value="232719000" calcext:value-type="float">
            <text:p>232719000</text:p>
          </table:table-cell>
          <table:table-cell office:value-type="float" office:value="232637000" calcext:value-type="float">
            <text:p>232637000</text:p>
          </table:table-cell>
          <table:table-cell office:value-type="float" office:value="232614000" calcext:value-type="float">
            <text:p>232614000</text:p>
          </table:table-cell>
          <table:table-cell office:value-type="float" office:value="232607000" calcext:value-type="float">
            <text:p>232607000</text:p>
          </table:table-cell>
          <table:table-cell office:value-type="float" office:value="232617000" calcext:value-type="float">
            <text:p>232617000</text:p>
          </table:table-cell>
          <table:table-cell office:value-type="float" office:value="232647000" calcext:value-type="float">
            <text:p>232647000</text:p>
          </table:table-cell>
          <table:table-cell office:value-type="float" office:value="232577000" calcext:value-type="float">
            <text:p>232577000</text:p>
          </table:table-cell>
          <table:table-cell office:value-type="float" office:value="232702000" calcext:value-type="float">
            <text:p>232702000</text:p>
          </table:table-cell>
          <table:table-cell office:value-type="float" office:value="232653000" calcext:value-type="float">
            <text:p>232653000</text:p>
          </table:table-cell>
          <table:table-cell office:value-type="float" office:value="236480000" calcext:value-type="float">
            <text:p>236480000</text:p>
          </table:table-cell>
          <table:table-cell office:value-type="float" office:value="236493000" calcext:value-type="float">
            <text:p>236493000</text:p>
          </table:table-cell>
          <table:table-cell office:value-type="float" office:value="236465000" calcext:value-type="float">
            <text:p>236465000</text:p>
          </table:table-cell>
          <table:table-cell office:value-type="float" office:value="236463000" calcext:value-type="float">
            <text:p>236463000</text:p>
          </table:table-cell>
          <table:table-cell office:value-type="float" office:value="236511000" calcext:value-type="float">
            <text:p>236511000</text:p>
          </table:table-cell>
          <table:table-cell office:value-type="float" office:value="236480000" calcext:value-type="float">
            <text:p>236480000</text:p>
          </table:table-cell>
          <table:table-cell office:value-type="float" office:value="236516000" calcext:value-type="float">
            <text:p>236516000</text:p>
          </table:table-cell>
          <table:table-cell office:value-type="float" office:value="236468000" calcext:value-type="float">
            <text:p>236468000</text:p>
          </table:table-cell>
          <table:table-cell office:value-type="float" office:value="236486000" calcext:value-type="float">
            <text:p>236486000</text:p>
          </table:table-cell>
          <table:table-cell office:value-type="float" office:value="236482000" calcext:value-type="float">
            <text:p>236482000</text:p>
          </table:table-cell>
          <table:table-cell office:value-type="float" office:value="236499000" calcext:value-type="float">
            <text:p>236499000</text:p>
          </table:table-cell>
          <table:table-cell office:value-type="float" office:value="236477000" calcext:value-type="float">
            <text:p>236477000</text:p>
          </table:table-cell>
          <table:table-cell office:value-type="float" office:value="236494000" calcext:value-type="float">
            <text:p>236494000</text:p>
          </table:table-cell>
          <table:table-cell office:value-type="float" office:value="236488000" calcext:value-type="float">
            <text:p>236488000</text:p>
          </table:table-cell>
          <table:table-cell office:value-type="float" office:value="236479000" calcext:value-type="float">
            <text:p>236479000</text:p>
          </table:table-cell>
          <table:table-cell office:value-type="float" office:value="236489000" calcext:value-type="float">
            <text:p>236489000</text:p>
          </table:table-cell>
          <table:table-cell office:value-type="float" office:value="236481000" calcext:value-type="float">
            <text:p>236481000</text:p>
          </table:table-cell>
          <table:table-cell table:number-columns-repeated="2" office:value-type="float" office:value="236479000" calcext:value-type="float">
            <text:p>236479000</text:p>
          </table:table-cell>
          <table:table-cell office:value-type="float" office:value="236497000" calcext:value-type="float">
            <text:p>236497000</text:p>
          </table:table-cell>
          <table:table-cell office:value-type="float" office:value="236476000" calcext:value-type="float">
            <text:p>236476000</text:p>
          </table:table-cell>
          <table:table-cell office:value-type="float" office:value="236482000" calcext:value-type="float">
            <text:p>236482000</text:p>
          </table:table-cell>
          <table:table-cell office:value-type="float" office:value="236488000" calcext:value-type="float">
            <text:p>236488000</text:p>
          </table:table-cell>
          <table:table-cell office:value-type="float" office:value="236491000" calcext:value-type="float">
            <text:p>236491000</text:p>
          </table:table-cell>
          <table:table-cell office:value-type="float" office:value="236483000" calcext:value-type="float">
            <text:p>236483000</text:p>
          </table:table-cell>
          <table:table-cell office:value-type="float" office:value="236474000" calcext:value-type="float">
            <text:p>236474000</text:p>
          </table:table-cell>
          <table:table-cell office:value-type="float" office:value="236490000" calcext:value-type="float">
            <text:p>236490000</text:p>
          </table:table-cell>
          <table:table-cell office:value-type="float" office:value="236478000" calcext:value-type="float">
            <text:p>236478000</text:p>
          </table:table-cell>
          <table:table-cell office:value-type="float" office:value="236484000" calcext:value-type="float">
            <text:p>236484000</text:p>
          </table:table-cell>
          <table:table-cell office:value-type="float" office:value="236509000" calcext:value-type="float">
            <text:p>236509000</text:p>
          </table:table-cell>
          <table:table-cell office:value-type="float" office:value="236481000" calcext:value-type="float">
            <text:p>236481000</text:p>
          </table:table-cell>
          <table:table-cell office:value-type="float" office:value="236496000" calcext:value-type="float">
            <text:p>236496000</text:p>
          </table:table-cell>
          <table:table-cell office:value-type="float" office:value="236473000" calcext:value-type="float">
            <text:p>236473000</text:p>
          </table:table-cell>
          <table:table-cell office:value-type="float" office:value="236539000" calcext:value-type="float">
            <text:p>236539000</text:p>
          </table:table-cell>
          <table:table-cell office:value-type="float" office:value="236473000" calcext:value-type="float">
            <text:p>236473000</text:p>
          </table:table-cell>
          <table:table-cell office:value-type="float" office:value="236472000" calcext:value-type="float">
            <text:p>236472000</text:p>
          </table:table-cell>
          <table:table-cell office:value-type="float" office:value="236478000" calcext:value-type="float">
            <text:p>236478000</text:p>
          </table:table-cell>
          <table:table-cell office:value-type="float" office:value="236485000" calcext:value-type="float">
            <text:p>236485000</text:p>
          </table:table-cell>
          <table:table-cell office:value-type="float" office:value="236472000" calcext:value-type="float">
            <text:p>236472000</text:p>
          </table:table-cell>
          <table:table-cell office:value-type="float" office:value="236508000" calcext:value-type="float">
            <text:p>236508000</text:p>
          </table:table-cell>
          <table:table-cell office:value-type="float" office:value="236500000" calcext:value-type="float">
            <text:p>236500000</text:p>
          </table:table-cell>
          <table:table-cell office:value-type="float" office:value="236497000" calcext:value-type="float">
            <text:p>236497000</text:p>
          </table:table-cell>
          <table:table-cell office:value-type="float" office:value="236473000" calcext:value-type="float">
            <text:p>236473000</text:p>
          </table:table-cell>
          <table:table-cell office:value-type="float" office:value="236470000" calcext:value-type="float">
            <text:p>236470000</text:p>
          </table:table-cell>
          <table:table-cell office:value-type="float" office:value="236481000" calcext:value-type="float">
            <text:p>236481000</text:p>
          </table:table-cell>
          <table:table-cell office:value-type="float" office:value="236485000" calcext:value-type="float">
            <text:p>236485000</text:p>
          </table:table-cell>
          <table:table-cell office:value-type="float" office:value="236472000" calcext:value-type="float">
            <text:p>236472000</text:p>
          </table:table-cell>
          <table:table-cell office:value-type="float" office:value="236473000" calcext:value-type="float">
            <text:p>236473000</text:p>
          </table:table-cell>
          <table:table-cell office:value-type="float" office:value="236470000" calcext:value-type="float">
            <text:p>236470000</text:p>
          </table:table-cell>
          <table:table-cell office:value-type="float" office:value="236511000" calcext:value-type="float">
            <text:p>236511000</text:p>
          </table:table-cell>
          <table:table-cell office:value-type="float" office:value="236471000" calcext:value-type="float">
            <text:p>236471000</text:p>
          </table:table-cell>
          <table:table-cell office:value-type="float" office:value="236470000" calcext:value-type="float">
            <text:p>236470000</text:p>
          </table:table-cell>
          <table:table-cell office:value-type="float" office:value="236476000" calcext:value-type="float">
            <text:p>236476000</text:p>
          </table:table-cell>
          <table:table-cell office:value-type="float" office:value="236497000" calcext:value-type="float">
            <text:p>236497000</text:p>
          </table:table-cell>
          <table:table-cell office:value-type="float" office:value="236481000" calcext:value-type="float">
            <text:p>236481000</text:p>
          </table:table-cell>
          <table:table-cell office:value-type="float" office:value="236508000" calcext:value-type="float">
            <text:p>236508000</text:p>
          </table:table-cell>
          <table:table-cell office:value-type="float" office:value="236470000" calcext:value-type="float">
            <text:p>236470000</text:p>
          </table:table-cell>
          <table:table-cell office:value-type="float" office:value="236487000" calcext:value-type="float">
            <text:p>236487000</text:p>
          </table:table-cell>
          <table:table-cell office:value-type="float" office:value="236469000" calcext:value-type="float">
            <text:p>236469000</text:p>
          </table:table-cell>
          <table:table-cell office:value-type="float" office:value="236470000" calcext:value-type="float">
            <text:p>236470000</text:p>
          </table:table-cell>
          <table:table-cell office:value-type="float" office:value="236484000" calcext:value-type="float">
            <text:p>236484000</text:p>
          </table:table-cell>
          <table:table-cell office:value-type="float" office:value="236508000" calcext:value-type="float">
            <text:p>236508000</text:p>
          </table:table-cell>
          <table:table-cell office:value-type="float" office:value="236509000" calcext:value-type="float">
            <text:p>236509000</text:p>
          </table:table-cell>
          <table:table-cell office:value-type="float" office:value="236486000" calcext:value-type="float">
            <text:p>236486000</text:p>
          </table:table-cell>
          <table:table-cell office:value-type="float" office:value="236476000" calcext:value-type="float">
            <text:p>236476000</text:p>
          </table:table-cell>
          <table:table-cell office:value-type="float" office:value="236488000" calcext:value-type="float">
            <text:p>236488000</text:p>
          </table:table-cell>
          <table:table-cell office:value-type="float" office:value="236480000" calcext:value-type="float">
            <text:p>236480000</text:p>
          </table:table-cell>
          <table:table-cell office:value-type="float" office:value="236491000" calcext:value-type="float">
            <text:p>236491000</text:p>
          </table:table-cell>
          <table:table-cell office:value-type="float" office:value="236476000" calcext:value-type="float">
            <text:p>236476000</text:p>
          </table:table-cell>
          <table:table-cell office:value-type="float" office:value="236497000" calcext:value-type="float">
            <text:p>236497000</text:p>
          </table:table-cell>
          <table:table-cell office:value-type="float" office:value="236511000" calcext:value-type="float">
            <text:p>236511000</text:p>
          </table:table-cell>
          <table:table-cell office:value-type="float" office:value="236532000" calcext:value-type="float">
            <text:p>236532000</text:p>
          </table:table-cell>
          <table:table-cell office:value-type="float" office:value="236498000" calcext:value-type="float">
            <text:p>236498000</text:p>
          </table:table-cell>
          <table:table-cell office:value-type="float" office:value="236500000" calcext:value-type="float">
            <text:p>236500000</text:p>
          </table:table-cell>
          <table:table-cell table:number-columns-repeated="2" office:value-type="float" office:value="236482000" calcext:value-type="float">
            <text:p>236482000</text:p>
          </table:table-cell>
          <table:table-cell office:value-type="float" office:value="236477000" calcext:value-type="float">
            <text:p>236477000</text:p>
          </table:table-cell>
          <table:table-cell office:value-type="float" office:value="236514000" calcext:value-type="float">
            <text:p>236514000</text:p>
          </table:table-cell>
          <table:table-cell office:value-type="float" office:value="236485000" calcext:value-type="float">
            <text:p>236485000</text:p>
          </table:table-cell>
          <table:table-cell office:value-type="float" office:value="236473000" calcext:value-type="float">
            <text:p>236473000</text:p>
          </table:table-cell>
          <table:table-cell office:value-type="float" office:value="236483000" calcext:value-type="float">
            <text:p>236483000</text:p>
          </table:table-cell>
          <table:table-cell office:value-type="float" office:value="236500000" calcext:value-type="float">
            <text:p>236500000</text:p>
          </table:table-cell>
          <table:table-cell office:value-type="float" office:value="236479000" calcext:value-type="float">
            <text:p>236479000</text:p>
          </table:table-cell>
          <table:table-cell office:value-type="float" office:value="236467000" calcext:value-type="float">
            <text:p>236467000</text:p>
          </table:table-cell>
          <table:table-cell office:value-type="float" office:value="236485000" calcext:value-type="float">
            <text:p>236485000</text:p>
          </table:table-cell>
          <table:table-cell office:value-type="float" office:value="236493000" calcext:value-type="float">
            <text:p>236493000</text:p>
          </table:table-cell>
          <table:table-cell office:value-type="float" office:value="236479000" calcext:value-type="float">
            <text:p>236479000</text:p>
          </table:table-cell>
          <table:table-cell office:value-type="float" office:value="236470000" calcext:value-type="float">
            <text:p>236470000</text:p>
          </table:table-cell>
          <table:table-cell office:value-type="float" office:value="236496000" calcext:value-type="float">
            <text:p>236496000</text:p>
          </table:table-cell>
          <table:table-cell office:value-type="float" office:value="236477000" calcext:value-type="float">
            <text:p>236477000</text:p>
          </table:table-cell>
          <table:table-cell table:number-columns-repeated="211" office:value-type="float" office:value="238302000" calcext:value-type="float">
            <text:p>23830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5:24:39.748607666</dc:date>
    <meta:editing-duration>PT1M16S</meta:editing-duration>
    <meta:editing-cycles>1</meta:editing-cycles>
    <meta:document-statistic meta:table-count="1" meta:cell-count="6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48cm" svg:height="15.221cm" xlink:href=".." xlink:type="simple" chart:class="chart:line" chart:style-name="ch1">
        <chart:title svg:x="10.1cm" svg:y="0.44cm" chart:style-name="ch2">
          <text:p>p4hd - UPIT</text:p>
        </chart:title>
        <chart:plot-area chart:style-name="ch3" table:cell-range-address="merge_obj.A3:merge_obj.YA3" svg:x="1.465cm" svg:y="1.523cm" svg:width="20.829cm" svg:height="12.413cm">
          <chartooo:coordinate-region svg:x="3.383cm" svg:y="1.645cm" svg:width="18.911cm" svg:height="11.29cm"/>
          <chart:axis chart:dimension="x" chart:name="primary-x" chart:style-name="ch4">
            <chart:title svg:x="10.922cm" svg:y="14.24cm" chart:style-name="ch5">
              <text:p>SA Iterations</text:p>
            </chart:title>
          </chart:axis>
          <chart:axis chart:dimension="y" chart:name="primary-y" chart:style-name="ch4">
            <chart:title svg:x="0.451cm" svg:y="8.911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YA3" chart:class="chart:line">
            <chart:data-point chart:repeated="6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18933000">
                <text:p>218933000</text:p>
                <draw:g>
                  <svg:desc>merge_obj.A3:merge_obj.YA3</svg:desc>
                </draw:g>
              </table:table-cell>
              <table:table-cell office:value-type="float" office:value="218614000">
                <text:p>218614000</text:p>
              </table:table-cell>
              <table:table-cell office:value-type="float" office:value="217137000">
                <text:p>217137000</text:p>
              </table:table-cell>
              <table:table-cell office:value-type="float" office:value="219237000">
                <text:p>219237000</text:p>
              </table:table-cell>
              <table:table-cell office:value-type="float" office:value="218678000">
                <text:p>218678000</text:p>
              </table:table-cell>
              <table:table-cell office:value-type="float" office:value="218192000">
                <text:p>218192000</text:p>
              </table:table-cell>
              <table:table-cell office:value-type="float" office:value="216718000">
                <text:p>216718000</text:p>
              </table:table-cell>
              <table:table-cell office:value-type="float" office:value="218131000">
                <text:p>218131000</text:p>
              </table:table-cell>
              <table:table-cell office:value-type="float" office:value="219387000">
                <text:p>219387000</text:p>
              </table:table-cell>
              <table:table-cell office:value-type="float" office:value="216012000">
                <text:p>216012000</text:p>
              </table:table-cell>
              <table:table-cell office:value-type="float" office:value="217289000">
                <text:p>217289000</text:p>
              </table:table-cell>
              <table:table-cell office:value-type="float" office:value="218883000">
                <text:p>218883000</text:p>
              </table:table-cell>
              <table:table-cell office:value-type="float" office:value="218863000">
                <text:p>218863000</text:p>
              </table:table-cell>
              <table:table-cell office:value-type="float" office:value="217816000">
                <text:p>217816000</text:p>
              </table:table-cell>
              <table:table-cell office:value-type="float" office:value="218014000">
                <text:p>218014000</text:p>
              </table:table-cell>
              <table:table-cell office:value-type="float" office:value="218924000">
                <text:p>218924000</text:p>
              </table:table-cell>
              <table:table-cell office:value-type="float" office:value="219667000">
                <text:p>219667000</text:p>
              </table:table-cell>
              <table:table-cell office:value-type="float" office:value="217599000">
                <text:p>217599000</text:p>
              </table:table-cell>
              <table:table-cell office:value-type="float" office:value="217492000">
                <text:p>217492000</text:p>
              </table:table-cell>
              <table:table-cell office:value-type="float" office:value="219605000">
                <text:p>219605000</text:p>
              </table:table-cell>
              <table:table-cell office:value-type="float" office:value="221302000">
                <text:p>221302000</text:p>
              </table:table-cell>
              <table:table-cell office:value-type="float" office:value="221474000">
                <text:p>221474000</text:p>
              </table:table-cell>
              <table:table-cell office:value-type="float" office:value="222079000">
                <text:p>222079000</text:p>
              </table:table-cell>
              <table:table-cell office:value-type="float" office:value="221552000">
                <text:p>221552000</text:p>
              </table:table-cell>
              <table:table-cell office:value-type="float" office:value="221948000">
                <text:p>221948000</text:p>
              </table:table-cell>
              <table:table-cell office:value-type="float" office:value="221586000">
                <text:p>221586000</text:p>
              </table:table-cell>
              <table:table-cell office:value-type="float" office:value="221571000">
                <text:p>221571000</text:p>
              </table:table-cell>
              <table:table-cell office:value-type="float" office:value="222127000">
                <text:p>222127000</text:p>
              </table:table-cell>
              <table:table-cell office:value-type="float" office:value="221560000">
                <text:p>221560000</text:p>
              </table:table-cell>
              <table:table-cell office:value-type="float" office:value="222152000">
                <text:p>222152000</text:p>
              </table:table-cell>
              <table:table-cell office:value-type="float" office:value="222062000">
                <text:p>222062000</text:p>
              </table:table-cell>
              <table:table-cell office:value-type="float" office:value="221329000">
                <text:p>221329000</text:p>
              </table:table-cell>
              <table:table-cell office:value-type="float" office:value="221752000">
                <text:p>221752000</text:p>
              </table:table-cell>
              <table:table-cell office:value-type="float" office:value="221892000">
                <text:p>221892000</text:p>
              </table:table-cell>
              <table:table-cell office:value-type="float" office:value="222250000">
                <text:p>222250000</text:p>
              </table:table-cell>
              <table:table-cell office:value-type="float" office:value="222075000">
                <text:p>222075000</text:p>
              </table:table-cell>
              <table:table-cell office:value-type="float" office:value="222132000">
                <text:p>222132000</text:p>
              </table:table-cell>
              <table:table-cell office:value-type="float" office:value="221991000">
                <text:p>221991000</text:p>
              </table:table-cell>
              <table:table-cell office:value-type="float" office:value="222156000">
                <text:p>222156000</text:p>
              </table:table-cell>
              <table:table-cell office:value-type="float" office:value="222365000">
                <text:p>222365000</text:p>
              </table:table-cell>
              <table:table-cell office:value-type="float" office:value="221735000">
                <text:p>221735000</text:p>
              </table:table-cell>
              <table:table-cell office:value-type="float" office:value="221750000">
                <text:p>221750000</text:p>
              </table:table-cell>
              <table:table-cell office:value-type="float" office:value="221743000">
                <text:p>221743000</text:p>
              </table:table-cell>
              <table:table-cell office:value-type="float" office:value="221400000">
                <text:p>221400000</text:p>
              </table:table-cell>
              <table:table-cell office:value-type="float" office:value="221695000">
                <text:p>221695000</text:p>
              </table:table-cell>
              <table:table-cell office:value-type="float" office:value="221611000">
                <text:p>221611000</text:p>
              </table:table-cell>
              <table:table-cell office:value-type="float" office:value="221525000">
                <text:p>221525000</text:p>
              </table:table-cell>
              <table:table-cell office:value-type="float" office:value="221811000">
                <text:p>221811000</text:p>
              </table:table-cell>
              <table:table-cell office:value-type="float" office:value="221940000">
                <text:p>221940000</text:p>
              </table:table-cell>
              <table:table-cell office:value-type="float" office:value="221476000">
                <text:p>221476000</text:p>
              </table:table-cell>
              <table:table-cell office:value-type="float" office:value="230810000">
                <text:p>230810000</text:p>
              </table:table-cell>
              <table:table-cell office:value-type="float" office:value="230728000">
                <text:p>230728000</text:p>
              </table:table-cell>
              <table:table-cell office:value-type="float" office:value="230601000">
                <text:p>230601000</text:p>
              </table:table-cell>
              <table:table-cell office:value-type="float" office:value="230592000">
                <text:p>230592000</text:p>
              </table:table-cell>
              <table:table-cell office:value-type="float" office:value="230617000">
                <text:p>230617000</text:p>
              </table:table-cell>
              <table:table-cell office:value-type="float" office:value="230776000">
                <text:p>230776000</text:p>
              </table:table-cell>
              <table:table-cell office:value-type="float" office:value="230749000">
                <text:p>230749000</text:p>
              </table:table-cell>
              <table:table-cell office:value-type="float" office:value="230761000">
                <text:p>230761000</text:p>
              </table:table-cell>
              <table:table-cell office:value-type="float" office:value="230874000">
                <text:p>230874000</text:p>
              </table:table-cell>
              <table:table-cell office:value-type="float" office:value="230691000">
                <text:p>230691000</text:p>
              </table:table-cell>
              <table:table-cell office:value-type="float" office:value="230738000">
                <text:p>230738000</text:p>
              </table:table-cell>
              <table:table-cell office:value-type="float" office:value="230817000">
                <text:p>230817000</text:p>
              </table:table-cell>
              <table:table-cell office:value-type="float" office:value="230959000">
                <text:p>230959000</text:p>
              </table:table-cell>
              <table:table-cell office:value-type="float" office:value="231006000">
                <text:p>231006000</text:p>
              </table:table-cell>
              <table:table-cell office:value-type="float" office:value="230756000">
                <text:p>230756000</text:p>
              </table:table-cell>
              <table:table-cell office:value-type="float" office:value="230530000">
                <text:p>230530000</text:p>
              </table:table-cell>
              <table:table-cell office:value-type="float" office:value="230662000">
                <text:p>230662000</text:p>
              </table:table-cell>
              <table:table-cell office:value-type="float" office:value="230942000">
                <text:p>230942000</text:p>
              </table:table-cell>
              <table:table-cell office:value-type="float" office:value="230685000">
                <text:p>230685000</text:p>
              </table:table-cell>
              <table:table-cell office:value-type="float" office:value="230488000">
                <text:p>230488000</text:p>
              </table:table-cell>
              <table:table-cell office:value-type="float" office:value="230686000">
                <text:p>230686000</text:p>
              </table:table-cell>
              <table:table-cell office:value-type="float" office:value="230609000">
                <text:p>230609000</text:p>
              </table:table-cell>
              <table:table-cell office:value-type="float" office:value="230546000">
                <text:p>230546000</text:p>
              </table:table-cell>
              <table:table-cell office:value-type="float" office:value="230744000">
                <text:p>230744000</text:p>
              </table:table-cell>
              <table:table-cell office:value-type="float" office:value="230953000">
                <text:p>230953000</text:p>
              </table:table-cell>
              <table:table-cell office:value-type="float" office:value="230727000">
                <text:p>230727000</text:p>
              </table:table-cell>
              <table:table-cell office:value-type="float" office:value="230781000">
                <text:p>230781000</text:p>
              </table:table-cell>
              <table:table-cell office:value-type="float" office:value="230904000">
                <text:p>230904000</text:p>
              </table:table-cell>
              <table:table-cell office:value-type="float" office:value="230557000">
                <text:p>230557000</text:p>
              </table:table-cell>
              <table:table-cell office:value-type="float" office:value="230804000">
                <text:p>230804000</text:p>
              </table:table-cell>
              <table:table-cell office:value-type="float" office:value="230833000">
                <text:p>230833000</text:p>
              </table:table-cell>
              <table:table-cell office:value-type="float" office:value="230815000">
                <text:p>230815000</text:p>
              </table:table-cell>
              <table:table-cell office:value-type="float" office:value="230685000">
                <text:p>230685000</text:p>
              </table:table-cell>
              <table:table-cell office:value-type="float" office:value="230600000">
                <text:p>230600000</text:p>
              </table:table-cell>
              <table:table-cell office:value-type="float" office:value="230479000">
                <text:p>230479000</text:p>
              </table:table-cell>
              <table:table-cell office:value-type="float" office:value="230633000">
                <text:p>230633000</text:p>
              </table:table-cell>
              <table:table-cell office:value-type="float" office:value="230876000">
                <text:p>230876000</text:p>
              </table:table-cell>
              <table:table-cell office:value-type="float" office:value="230697000">
                <text:p>230697000</text:p>
              </table:table-cell>
              <table:table-cell office:value-type="float" office:value="230665000">
                <text:p>230665000</text:p>
              </table:table-cell>
              <table:table-cell office:value-type="float" office:value="230743000">
                <text:p>230743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1007000">
                <text:p>231007000</text:p>
              </table:table-cell>
              <table:table-cell office:value-type="float" office:value="232180000">
                <text:p>232180000</text:p>
              </table:table-cell>
              <table:table-cell office:value-type="float" office:value="231925000">
                <text:p>231925000</text:p>
              </table:table-cell>
              <table:table-cell office:value-type="float" office:value="231705000">
                <text:p>231705000</text:p>
              </table:table-cell>
              <table:table-cell office:value-type="float" office:value="232125000">
                <text:p>232125000</text:p>
              </table:table-cell>
              <table:table-cell office:value-type="float" office:value="232046000">
                <text:p>232046000</text:p>
              </table:table-cell>
              <table:table-cell office:value-type="float" office:value="231985000">
                <text:p>231985000</text:p>
              </table:table-cell>
              <table:table-cell office:value-type="float" office:value="231917000">
                <text:p>231917000</text:p>
              </table:table-cell>
              <table:table-cell office:value-type="float" office:value="232006000">
                <text:p>232006000</text:p>
              </table:table-cell>
              <table:table-cell office:value-type="float" office:value="232117000">
                <text:p>232117000</text:p>
              </table:table-cell>
              <table:table-cell office:value-type="float" office:value="232024000">
                <text:p>232024000</text:p>
              </table:table-cell>
              <table:table-cell office:value-type="float" office:value="231973000">
                <text:p>231973000</text:p>
              </table:table-cell>
              <table:table-cell office:value-type="float" office:value="231956000">
                <text:p>231956000</text:p>
              </table:table-cell>
              <table:table-cell office:value-type="float" office:value="231923000">
                <text:p>231923000</text:p>
              </table:table-cell>
              <table:table-cell office:value-type="float" office:value="231957000">
                <text:p>231957000</text:p>
              </table:table-cell>
              <table:table-cell office:value-type="float" office:value="231863000">
                <text:p>231863000</text:p>
              </table:table-cell>
              <table:table-cell office:value-type="float" office:value="231778000">
                <text:p>231778000</text:p>
              </table:table-cell>
              <table:table-cell office:value-type="float" office:value="232008000">
                <text:p>232008000</text:p>
              </table:table-cell>
              <table:table-cell office:value-type="float" office:value="231853000">
                <text:p>231853000</text:p>
              </table:table-cell>
              <table:table-cell office:value-type="float" office:value="231826000">
                <text:p>231826000</text:p>
              </table:table-cell>
              <table:table-cell office:value-type="float" office:value="232135000">
                <text:p>232135000</text:p>
              </table:table-cell>
              <table:table-cell office:value-type="float" office:value="232156000">
                <text:p>232156000</text:p>
              </table:table-cell>
              <table:table-cell office:value-type="float" office:value="231901000">
                <text:p>231901000</text:p>
              </table:table-cell>
              <table:table-cell office:value-type="float" office:value="232112000">
                <text:p>232112000</text:p>
              </table:table-cell>
              <table:table-cell office:value-type="float" office:value="232029000">
                <text:p>232029000</text:p>
              </table:table-cell>
              <table:table-cell office:value-type="float" office:value="231980000">
                <text:p>231980000</text:p>
              </table:table-cell>
              <table:table-cell office:value-type="float" office:value="231875000">
                <text:p>231875000</text:p>
              </table:table-cell>
              <table:table-cell office:value-type="float" office:value="232262000">
                <text:p>232262000</text:p>
              </table:table-cell>
              <table:table-cell office:value-type="float" office:value="232129000">
                <text:p>232129000</text:p>
              </table:table-cell>
              <table:table-cell office:value-type="float" office:value="232036000">
                <text:p>232036000</text:p>
              </table:table-cell>
              <table:table-cell office:value-type="float" office:value="231873000">
                <text:p>231873000</text:p>
              </table:table-cell>
              <table:table-cell office:value-type="float" office:value="232078000">
                <text:p>232078000</text:p>
              </table:table-cell>
              <table:table-cell office:value-type="float" office:value="232004000">
                <text:p>232004000</text:p>
              </table:table-cell>
              <table:table-cell office:value-type="float" office:value="232157000">
                <text:p>232157000</text:p>
              </table:table-cell>
              <table:table-cell office:value-type="float" office:value="231934000">
                <text:p>231934000</text:p>
              </table:table-cell>
              <table:table-cell office:value-type="float" office:value="232130000">
                <text:p>232130000</text:p>
              </table:table-cell>
              <table:table-cell office:value-type="float" office:value="231967000">
                <text:p>231967000</text:p>
              </table:table-cell>
              <table:table-cell office:value-type="float" office:value="232207000">
                <text:p>232207000</text:p>
              </table:table-cell>
              <table:table-cell office:value-type="float" office:value="231931000">
                <text:p>231931000</text:p>
              </table:table-cell>
              <table:table-cell office:value-type="float" office:value="231944000">
                <text:p>231944000</text:p>
              </table:table-cell>
              <table:table-cell office:value-type="float" office:value="231959000">
                <text:p>231959000</text:p>
              </table:table-cell>
              <table:table-cell office:value-type="float" office:value="232069000">
                <text:p>232069000</text:p>
              </table:table-cell>
              <table:table-cell office:value-type="float" office:value="232030000">
                <text:p>232030000</text:p>
              </table:table-cell>
              <table:table-cell office:value-type="float" office:value="231953000">
                <text:p>231953000</text:p>
              </table:table-cell>
              <table:table-cell office:value-type="float" office:value="231940000">
                <text:p>231940000</text:p>
              </table:table-cell>
              <table:table-cell office:value-type="float" office:value="232073000">
                <text:p>232073000</text:p>
              </table:table-cell>
              <table:table-cell office:value-type="float" office:value="232158000">
                <text:p>232158000</text:p>
              </table:table-cell>
              <table:table-cell office:value-type="float" office:value="232143000">
                <text:p>232143000</text:p>
              </table:table-cell>
              <table:table-cell office:value-type="float" office:value="232049000">
                <text:p>232049000</text:p>
              </table:table-cell>
              <table:table-cell office:value-type="float" office:value="231971000">
                <text:p>231971000</text:p>
              </table:table-cell>
              <table:table-cell office:value-type="float" office:value="232010000">
                <text:p>232010000</text:p>
              </table:table-cell>
              <table:table-cell office:value-type="float" office:value="231856000">
                <text:p>231856000</text:p>
              </table:table-cell>
              <table:table-cell office:value-type="float" office:value="231944000">
                <text:p>231944000</text:p>
              </table:table-cell>
              <table:table-cell office:value-type="float" office:value="231981000">
                <text:p>231981000</text:p>
              </table:table-cell>
              <table:table-cell office:value-type="float" office:value="232117000">
                <text:p>232117000</text:p>
              </table:table-cell>
              <table:table-cell office:value-type="float" office:value="231875000">
                <text:p>231875000</text:p>
              </table:table-cell>
              <table:table-cell office:value-type="float" office:value="232160000">
                <text:p>232160000</text:p>
              </table:table-cell>
              <table:table-cell office:value-type="float" office:value="231921000">
                <text:p>231921000</text:p>
              </table:table-cell>
              <table:table-cell office:value-type="float" office:value="231805000">
                <text:p>231805000</text:p>
              </table:table-cell>
              <table:table-cell office:value-type="float" office:value="232041000">
                <text:p>232041000</text:p>
              </table:table-cell>
              <table:table-cell office:value-type="float" office:value="232047000">
                <text:p>232047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339000">
                <text:p>232339000</text:p>
              </table:table-cell>
              <table:table-cell office:value-type="float" office:value="232588000">
                <text:p>232588000</text:p>
              </table:table-cell>
              <table:table-cell office:value-type="float" office:value="232607000">
                <text:p>232607000</text:p>
              </table:table-cell>
              <table:table-cell office:value-type="float" office:value="232706000">
                <text:p>232706000</text:p>
              </table:table-cell>
              <table:table-cell office:value-type="float" office:value="232641000">
                <text:p>232641000</text:p>
              </table:table-cell>
              <table:table-cell office:value-type="float" office:value="232614000">
                <text:p>232614000</text:p>
              </table:table-cell>
              <table:table-cell office:value-type="float" office:value="232689000">
                <text:p>232689000</text:p>
              </table:table-cell>
              <table:table-cell office:value-type="float" office:value="232610000">
                <text:p>232610000</text:p>
              </table:table-cell>
              <table:table-cell office:value-type="float" office:value="232655000">
                <text:p>232655000</text:p>
              </table:table-cell>
              <table:table-cell office:value-type="float" office:value="232615000">
                <text:p>232615000</text:p>
              </table:table-cell>
              <table:table-cell office:value-type="float" office:value="232722000">
                <text:p>232722000</text:p>
              </table:table-cell>
              <table:table-cell office:value-type="float" office:value="232605000">
                <text:p>232605000</text:p>
              </table:table-cell>
              <table:table-cell office:value-type="float" office:value="232642000">
                <text:p>232642000</text:p>
              </table:table-cell>
              <table:table-cell office:value-type="float" office:value="232656000">
                <text:p>232656000</text:p>
              </table:table-cell>
              <table:table-cell office:value-type="float" office:value="232606000">
                <text:p>232606000</text:p>
              </table:table-cell>
              <table:table-cell office:value-type="float" office:value="232640000">
                <text:p>232640000</text:p>
              </table:table-cell>
              <table:table-cell office:value-type="float" office:value="232691000">
                <text:p>232691000</text:p>
              </table:table-cell>
              <table:table-cell office:value-type="float" office:value="232578000">
                <text:p>232578000</text:p>
              </table:table-cell>
              <table:table-cell office:value-type="float" office:value="232615000">
                <text:p>232615000</text:p>
              </table:table-cell>
              <table:table-cell office:value-type="float" office:value="232663000">
                <text:p>232663000</text:p>
              </table:table-cell>
              <table:table-cell office:value-type="float" office:value="232535000">
                <text:p>232535000</text:p>
              </table:table-cell>
              <table:table-cell office:value-type="float" office:value="232680000">
                <text:p>232680000</text:p>
              </table:table-cell>
              <table:table-cell office:value-type="float" office:value="232676000">
                <text:p>232676000</text:p>
              </table:table-cell>
              <table:table-cell office:value-type="float" office:value="232667000">
                <text:p>232667000</text:p>
              </table:table-cell>
              <table:table-cell office:value-type="float" office:value="232625000">
                <text:p>232625000</text:p>
              </table:table-cell>
              <table:table-cell office:value-type="float" office:value="232709000">
                <text:p>232709000</text:p>
              </table:table-cell>
              <table:table-cell office:value-type="float" office:value="232652000">
                <text:p>232652000</text:p>
              </table:table-cell>
              <table:table-cell office:value-type="float" office:value="232677000">
                <text:p>232677000</text:p>
              </table:table-cell>
              <table:table-cell office:value-type="float" office:value="232594000">
                <text:p>232594000</text:p>
              </table:table-cell>
              <table:table-cell office:value-type="float" office:value="232553000">
                <text:p>232553000</text:p>
              </table:table-cell>
              <table:table-cell office:value-type="float" office:value="232705000">
                <text:p>232705000</text:p>
              </table:table-cell>
              <table:table-cell office:value-type="float" office:value="232642000">
                <text:p>232642000</text:p>
              </table:table-cell>
              <table:table-cell office:value-type="float" office:value="232656000">
                <text:p>232656000</text:p>
              </table:table-cell>
              <table:table-cell office:value-type="float" office:value="232570000">
                <text:p>232570000</text:p>
              </table:table-cell>
              <table:table-cell office:value-type="float" office:value="232641000">
                <text:p>232641000</text:p>
              </table:table-cell>
              <table:table-cell office:value-type="float" office:value="232628000">
                <text:p>232628000</text:p>
              </table:table-cell>
              <table:table-cell office:value-type="float" office:value="232650000">
                <text:p>232650000</text:p>
              </table:table-cell>
              <table:table-cell office:value-type="float" office:value="232624000">
                <text:p>232624000</text:p>
              </table:table-cell>
              <table:table-cell office:value-type="float" office:value="232611000">
                <text:p>232611000</text:p>
              </table:table-cell>
              <table:table-cell office:value-type="float" office:value="232680000">
                <text:p>232680000</text:p>
              </table:table-cell>
              <table:table-cell office:value-type="float" office:value="232669000">
                <text:p>232669000</text:p>
              </table:table-cell>
              <table:table-cell office:value-type="float" office:value="232727000">
                <text:p>232727000</text:p>
              </table:table-cell>
              <table:table-cell office:value-type="float" office:value="232650000">
                <text:p>232650000</text:p>
              </table:table-cell>
              <table:table-cell office:value-type="float" office:value="232626000">
                <text:p>232626000</text:p>
              </table:table-cell>
              <table:table-cell office:value-type="float" office:value="232595000">
                <text:p>232595000</text:p>
              </table:table-cell>
              <table:table-cell office:value-type="float" office:value="232586000">
                <text:p>232586000</text:p>
              </table:table-cell>
              <table:table-cell office:value-type="float" office:value="232560000">
                <text:p>232560000</text:p>
              </table:table-cell>
              <table:table-cell office:value-type="float" office:value="232631000">
                <text:p>232631000</text:p>
              </table:table-cell>
              <table:table-cell office:value-type="float" office:value="232647000">
                <text:p>232647000</text:p>
              </table:table-cell>
              <table:table-cell office:value-type="float" office:value="232755000">
                <text:p>232755000</text:p>
              </table:table-cell>
              <table:table-cell office:value-type="float" office:value="232708000">
                <text:p>232708000</text:p>
              </table:table-cell>
              <table:table-cell office:value-type="float" office:value="232657000">
                <text:p>232657000</text:p>
              </table:table-cell>
              <table:table-cell office:value-type="float" office:value="232598000">
                <text:p>232598000</text:p>
              </table:table-cell>
              <table:table-cell office:value-type="float" office:value="232624000">
                <text:p>232624000</text:p>
              </table:table-cell>
              <table:table-cell office:value-type="float" office:value="232625000">
                <text:p>232625000</text:p>
              </table:table-cell>
              <table:table-cell office:value-type="float" office:value="232609000">
                <text:p>232609000</text:p>
              </table:table-cell>
              <table:table-cell office:value-type="float" office:value="232648000">
                <text:p>232648000</text:p>
              </table:table-cell>
              <table:table-cell office:value-type="float" office:value="232562000">
                <text:p>232562000</text:p>
              </table:table-cell>
              <table:table-cell office:value-type="float" office:value="232603000">
                <text:p>232603000</text:p>
              </table:table-cell>
              <table:table-cell office:value-type="float" office:value="232593000">
                <text:p>232593000</text:p>
              </table:table-cell>
              <table:table-cell office:value-type="float" office:value="232616000">
                <text:p>232616000</text:p>
              </table:table-cell>
              <table:table-cell office:value-type="float" office:value="232644000">
                <text:p>232644000</text:p>
              </table:table-cell>
              <table:table-cell office:value-type="float" office:value="232556000">
                <text:p>232556000</text:p>
              </table:table-cell>
              <table:table-cell office:value-type="float" office:value="232621000">
                <text:p>232621000</text:p>
              </table:table-cell>
              <table:table-cell office:value-type="float" office:value="232682000">
                <text:p>232682000</text:p>
              </table:table-cell>
              <table:table-cell office:value-type="float" office:value="232707000">
                <text:p>232707000</text:p>
              </table:table-cell>
              <table:table-cell office:value-type="float" office:value="232626000">
                <text:p>232626000</text:p>
              </table:table-cell>
              <table:table-cell office:value-type="float" office:value="232603000">
                <text:p>232603000</text:p>
              </table:table-cell>
              <table:table-cell office:value-type="float" office:value="232602000">
                <text:p>232602000</text:p>
              </table:table-cell>
              <table:table-cell office:value-type="float" office:value="232658000">
                <text:p>232658000</text:p>
              </table:table-cell>
              <table:table-cell office:value-type="float" office:value="232704000">
                <text:p>232704000</text:p>
              </table:table-cell>
              <table:table-cell office:value-type="float" office:value="232647000">
                <text:p>232647000</text:p>
              </table:table-cell>
              <table:table-cell office:value-type="float" office:value="232719000">
                <text:p>232719000</text:p>
              </table:table-cell>
              <table:table-cell office:value-type="float" office:value="232637000">
                <text:p>232637000</text:p>
              </table:table-cell>
              <table:table-cell office:value-type="float" office:value="232614000">
                <text:p>232614000</text:p>
              </table:table-cell>
              <table:table-cell office:value-type="float" office:value="232607000">
                <text:p>232607000</text:p>
              </table:table-cell>
              <table:table-cell office:value-type="float" office:value="232617000">
                <text:p>232617000</text:p>
              </table:table-cell>
              <table:table-cell office:value-type="float" office:value="232647000">
                <text:p>232647000</text:p>
              </table:table-cell>
              <table:table-cell office:value-type="float" office:value="232577000">
                <text:p>232577000</text:p>
              </table:table-cell>
              <table:table-cell office:value-type="float" office:value="232702000">
                <text:p>232702000</text:p>
              </table:table-cell>
              <table:table-cell office:value-type="float" office:value="232653000">
                <text:p>232653000</text:p>
              </table:table-cell>
              <table:table-cell office:value-type="float" office:value="236480000">
                <text:p>236480000</text:p>
              </table:table-cell>
              <table:table-cell office:value-type="float" office:value="236493000">
                <text:p>236493000</text:p>
              </table:table-cell>
              <table:table-cell office:value-type="float" office:value="236465000">
                <text:p>236465000</text:p>
              </table:table-cell>
              <table:table-cell office:value-type="float" office:value="236463000">
                <text:p>236463000</text:p>
              </table:table-cell>
              <table:table-cell office:value-type="float" office:value="236511000">
                <text:p>236511000</text:p>
              </table:table-cell>
              <table:table-cell office:value-type="float" office:value="236480000">
                <text:p>236480000</text:p>
              </table:table-cell>
              <table:table-cell office:value-type="float" office:value="236516000">
                <text:p>236516000</text:p>
              </table:table-cell>
              <table:table-cell office:value-type="float" office:value="236468000">
                <text:p>236468000</text:p>
              </table:table-cell>
              <table:table-cell office:value-type="float" office:value="236486000">
                <text:p>236486000</text:p>
              </table:table-cell>
              <table:table-cell office:value-type="float" office:value="236482000">
                <text:p>236482000</text:p>
              </table:table-cell>
              <table:table-cell office:value-type="float" office:value="236499000">
                <text:p>236499000</text:p>
              </table:table-cell>
              <table:table-cell office:value-type="float" office:value="236477000">
                <text:p>236477000</text:p>
              </table:table-cell>
              <table:table-cell office:value-type="float" office:value="236494000">
                <text:p>236494000</text:p>
              </table:table-cell>
              <table:table-cell office:value-type="float" office:value="236488000">
                <text:p>236488000</text:p>
              </table:table-cell>
              <table:table-cell office:value-type="float" office:value="236479000">
                <text:p>236479000</text:p>
              </table:table-cell>
              <table:table-cell office:value-type="float" office:value="236489000">
                <text:p>236489000</text:p>
              </table:table-cell>
              <table:table-cell office:value-type="float" office:value="236481000">
                <text:p>236481000</text:p>
              </table:table-cell>
              <table:table-cell office:value-type="float" office:value="236479000">
                <text:p>236479000</text:p>
              </table:table-cell>
              <table:table-cell office:value-type="float" office:value="236479000">
                <text:p>236479000</text:p>
              </table:table-cell>
              <table:table-cell office:value-type="float" office:value="236497000">
                <text:p>236497000</text:p>
              </table:table-cell>
              <table:table-cell office:value-type="float" office:value="236476000">
                <text:p>236476000</text:p>
              </table:table-cell>
              <table:table-cell office:value-type="float" office:value="236482000">
                <text:p>236482000</text:p>
              </table:table-cell>
              <table:table-cell office:value-type="float" office:value="236488000">
                <text:p>236488000</text:p>
              </table:table-cell>
              <table:table-cell office:value-type="float" office:value="236491000">
                <text:p>236491000</text:p>
              </table:table-cell>
              <table:table-cell office:value-type="float" office:value="236483000">
                <text:p>236483000</text:p>
              </table:table-cell>
              <table:table-cell office:value-type="float" office:value="236474000">
                <text:p>236474000</text:p>
              </table:table-cell>
              <table:table-cell office:value-type="float" office:value="236490000">
                <text:p>236490000</text:p>
              </table:table-cell>
              <table:table-cell office:value-type="float" office:value="236478000">
                <text:p>236478000</text:p>
              </table:table-cell>
              <table:table-cell office:value-type="float" office:value="236484000">
                <text:p>236484000</text:p>
              </table:table-cell>
              <table:table-cell office:value-type="float" office:value="236509000">
                <text:p>236509000</text:p>
              </table:table-cell>
              <table:table-cell office:value-type="float" office:value="236481000">
                <text:p>236481000</text:p>
              </table:table-cell>
              <table:table-cell office:value-type="float" office:value="236496000">
                <text:p>236496000</text:p>
              </table:table-cell>
              <table:table-cell office:value-type="float" office:value="236473000">
                <text:p>236473000</text:p>
              </table:table-cell>
              <table:table-cell office:value-type="float" office:value="236539000">
                <text:p>236539000</text:p>
              </table:table-cell>
              <table:table-cell office:value-type="float" office:value="236473000">
                <text:p>236473000</text:p>
              </table:table-cell>
              <table:table-cell office:value-type="float" office:value="236472000">
                <text:p>236472000</text:p>
              </table:table-cell>
              <table:table-cell office:value-type="float" office:value="236478000">
                <text:p>236478000</text:p>
              </table:table-cell>
              <table:table-cell office:value-type="float" office:value="236485000">
                <text:p>236485000</text:p>
              </table:table-cell>
              <table:table-cell office:value-type="float" office:value="236472000">
                <text:p>236472000</text:p>
              </table:table-cell>
              <table:table-cell office:value-type="float" office:value="236508000">
                <text:p>236508000</text:p>
              </table:table-cell>
              <table:table-cell office:value-type="float" office:value="236500000">
                <text:p>236500000</text:p>
              </table:table-cell>
              <table:table-cell office:value-type="float" office:value="236497000">
                <text:p>236497000</text:p>
              </table:table-cell>
              <table:table-cell office:value-type="float" office:value="236473000">
                <text:p>236473000</text:p>
              </table:table-cell>
              <table:table-cell office:value-type="float" office:value="236470000">
                <text:p>236470000</text:p>
              </table:table-cell>
              <table:table-cell office:value-type="float" office:value="236481000">
                <text:p>236481000</text:p>
              </table:table-cell>
              <table:table-cell office:value-type="float" office:value="236485000">
                <text:p>236485000</text:p>
              </table:table-cell>
              <table:table-cell office:value-type="float" office:value="236472000">
                <text:p>236472000</text:p>
              </table:table-cell>
              <table:table-cell office:value-type="float" office:value="236473000">
                <text:p>236473000</text:p>
              </table:table-cell>
              <table:table-cell office:value-type="float" office:value="236470000">
                <text:p>236470000</text:p>
              </table:table-cell>
              <table:table-cell office:value-type="float" office:value="236511000">
                <text:p>236511000</text:p>
              </table:table-cell>
              <table:table-cell office:value-type="float" office:value="236471000">
                <text:p>236471000</text:p>
              </table:table-cell>
              <table:table-cell office:value-type="float" office:value="236470000">
                <text:p>236470000</text:p>
              </table:table-cell>
              <table:table-cell office:value-type="float" office:value="236476000">
                <text:p>236476000</text:p>
              </table:table-cell>
              <table:table-cell office:value-type="float" office:value="236497000">
                <text:p>236497000</text:p>
              </table:table-cell>
              <table:table-cell office:value-type="float" office:value="236481000">
                <text:p>236481000</text:p>
              </table:table-cell>
              <table:table-cell office:value-type="float" office:value="236508000">
                <text:p>236508000</text:p>
              </table:table-cell>
              <table:table-cell office:value-type="float" office:value="236470000">
                <text:p>236470000</text:p>
              </table:table-cell>
              <table:table-cell office:value-type="float" office:value="236487000">
                <text:p>236487000</text:p>
              </table:table-cell>
              <table:table-cell office:value-type="float" office:value="236469000">
                <text:p>236469000</text:p>
              </table:table-cell>
              <table:table-cell office:value-type="float" office:value="236470000">
                <text:p>236470000</text:p>
              </table:table-cell>
              <table:table-cell office:value-type="float" office:value="236484000">
                <text:p>236484000</text:p>
              </table:table-cell>
              <table:table-cell office:value-type="float" office:value="236508000">
                <text:p>236508000</text:p>
              </table:table-cell>
              <table:table-cell office:value-type="float" office:value="236509000">
                <text:p>236509000</text:p>
              </table:table-cell>
              <table:table-cell office:value-type="float" office:value="236486000">
                <text:p>236486000</text:p>
              </table:table-cell>
              <table:table-cell office:value-type="float" office:value="236476000">
                <text:p>236476000</text:p>
              </table:table-cell>
              <table:table-cell office:value-type="float" office:value="236488000">
                <text:p>236488000</text:p>
              </table:table-cell>
              <table:table-cell office:value-type="float" office:value="236480000">
                <text:p>236480000</text:p>
              </table:table-cell>
              <table:table-cell office:value-type="float" office:value="236491000">
                <text:p>236491000</text:p>
              </table:table-cell>
              <table:table-cell office:value-type="float" office:value="236476000">
                <text:p>236476000</text:p>
              </table:table-cell>
              <table:table-cell office:value-type="float" office:value="236497000">
                <text:p>236497000</text:p>
              </table:table-cell>
              <table:table-cell office:value-type="float" office:value="236511000">
                <text:p>236511000</text:p>
              </table:table-cell>
              <table:table-cell office:value-type="float" office:value="236532000">
                <text:p>236532000</text:p>
              </table:table-cell>
              <table:table-cell office:value-type="float" office:value="236498000">
                <text:p>236498000</text:p>
              </table:table-cell>
              <table:table-cell office:value-type="float" office:value="236500000">
                <text:p>236500000</text:p>
              </table:table-cell>
              <table:table-cell office:value-type="float" office:value="236482000">
                <text:p>236482000</text:p>
              </table:table-cell>
              <table:table-cell office:value-type="float" office:value="236482000">
                <text:p>236482000</text:p>
              </table:table-cell>
              <table:table-cell office:value-type="float" office:value="236477000">
                <text:p>236477000</text:p>
              </table:table-cell>
              <table:table-cell office:value-type="float" office:value="236514000">
                <text:p>236514000</text:p>
              </table:table-cell>
              <table:table-cell office:value-type="float" office:value="236485000">
                <text:p>236485000</text:p>
              </table:table-cell>
              <table:table-cell office:value-type="float" office:value="236473000">
                <text:p>236473000</text:p>
              </table:table-cell>
              <table:table-cell office:value-type="float" office:value="236483000">
                <text:p>236483000</text:p>
              </table:table-cell>
              <table:table-cell office:value-type="float" office:value="236500000">
                <text:p>236500000</text:p>
              </table:table-cell>
              <table:table-cell office:value-type="float" office:value="236479000">
                <text:p>236479000</text:p>
              </table:table-cell>
              <table:table-cell office:value-type="float" office:value="236467000">
                <text:p>236467000</text:p>
              </table:table-cell>
              <table:table-cell office:value-type="float" office:value="236485000">
                <text:p>236485000</text:p>
              </table:table-cell>
              <table:table-cell office:value-type="float" office:value="236493000">
                <text:p>236493000</text:p>
              </table:table-cell>
              <table:table-cell office:value-type="float" office:value="236479000">
                <text:p>236479000</text:p>
              </table:table-cell>
              <table:table-cell office:value-type="float" office:value="236470000">
                <text:p>236470000</text:p>
              </table:table-cell>
              <table:table-cell office:value-type="float" office:value="236496000">
                <text:p>236496000</text:p>
              </table:table-cell>
              <table:table-cell office:value-type="float" office:value="236477000">
                <text:p>236477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  <table:table-cell office:value-type="float" office:value="238302000">
                <text:p>23830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